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style:font-size-asian="96pt" style:font-size-complex="9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</text:p>
      <text:p text:style-name="P1"><text:s text:c="7"/>COURS <text:s/>7 أ - ي</text:p>
      <text:p text:style-name="P1"><text:soft-page-break/>######################</text:p>
      <text:p text:style-name="P1">______</text:p>
      <text:p text:style-name="P1"><text:soft-page-break/>أ ب ت ث ج ح خ د ذ ر ز س ش ص ض</text:p>
      <text:p text:style-name="P1">______</text:p>
      <text:p text:style-name="P1">1 ش</text:p>
      <text:p text:style-name="P1"><text:soft-page-break/>2 ج</text:p>
      <text:p text:style-name="P1">3 ت</text:p>
      <text:p text:style-name="P1">4 أ</text:p>
      <text:p text:style-name="P1">5 ش</text:p>
      <text:p text:style-name="P1">6 ج</text:p>
      <text:p text:style-name="P1"><text:soft-page-break/>7 ض</text:p>
      <text:p text:style-name="P1">8 ح</text:p>
      <text:p text:style-name="P1">9 ج</text:p>
      <text:p text:style-name="P1">10 ز</text:p>
      <text:p text:style-name="P1">11 د</text:p>
      <text:p text:style-name="P1"><text:soft-page-break/>12 ش</text:p>
      <text:p text:style-name="P1">13 ج</text:p>
      <text:p text:style-name="P1">14 أ</text:p>
      <text:p text:style-name="P1">15 د</text:p>
      <text:p text:style-name="P1">16 خ</text:p>
      <text:p text:style-name="P1"><text:soft-page-break/>17 ب</text:p>
      <text:p text:style-name="P1">18 خ</text:p>
      <text:p text:style-name="P1">19 ح</text:p>
      <text:p text:style-name="P1">20 ر</text:p>
      <text:p text:style-name="P1">______</text:p>
      <text:p text:style-name="P1"><text:soft-page-break/>______</text:p>
      <text:p text:style-name="P1">______</text:p>
      <text:p text:style-name="P1">ط ظ ع غ ف ق ك ل م ن ه و ي</text:p>
      <text:p text:style-name="P1">______</text:p>
      <text:p text:style-name="P1"><text:soft-page-break/>1 ع</text:p>
      <text:p text:style-name="P1">2 ل</text:p>
      <text:p text:style-name="P1">3 ق</text:p>
      <text:p text:style-name="P1">4 و</text:p>
      <text:p text:style-name="P1">5 ف</text:p>
      <text:p text:style-name="P1"><text:soft-page-break/>6 ط</text:p>
      <text:p text:style-name="P1">7 ك</text:p>
      <text:p text:style-name="P1">8 و</text:p>
      <text:p text:style-name="P1">9 ك</text:p>
      <text:p text:style-name="P1">10 ي</text:p>
      <text:p text:style-name="P1"><text:soft-page-break/>11 ك</text:p>
      <text:p text:style-name="P1">12 ظ</text:p>
      <text:p text:style-name="P1">13 ط</text:p>
      <text:p text:style-name="P1">14 ق</text:p>
      <text:p text:style-name="P1">15 ظ</text:p>
      <text:p text:style-name="P1"><text:soft-page-break/>16 غ</text:p>
      <text:p text:style-name="P1">17 و</text:p>
      <text:p text:style-name="P1">18 ن</text:p>
      <text:p text:style-name="P1">19 ه</text:p>
      <text:p text:style-name="P1">20 ق</text:p>
      <text:p text:style-name="P1"><text:soft-page-break/>______</text:p>
      <text:p text:style-name="P1">______</text:p>
      <text:p text:style-name="P1">______</text:p>
      <text:p text:style-name="P1">أ ب ت ث ج ح خ د ذ ر ز س ش ص ض <text:soft-page-break/>ط ظ ع غ ف ق ك ل م ن ه و ي</text:p>
      <text:p text:style-name="P1">______</text:p>
      <text:p text:style-name="P1">1 غ</text:p>
      <text:p text:style-name="P1"><text:soft-page-break/>2 ث</text:p>
      <text:p text:style-name="P1">3 ث</text:p>
      <text:p text:style-name="P1">4 أ</text:p>
      <text:p text:style-name="P1">5 أ</text:p>
      <text:p text:style-name="P1">6 ض</text:p>
      <text:p text:style-name="P1"><text:soft-page-break/>7 ج</text:p>
      <text:p text:style-name="P1">8 ع</text:p>
      <text:p text:style-name="P1">9 ي</text:p>
      <text:p text:style-name="P1">10 ض</text:p>
      <text:p text:style-name="P1">11 غ</text:p>
      <text:p text:style-name="P1"><text:soft-page-break/>12 ش</text:p>
      <text:p text:style-name="P1">13 ب</text:p>
      <text:p text:style-name="P1">14 ش</text:p>
      <text:p text:style-name="P1">15 ف</text:p>
      <text:p text:style-name="P1">16 خ</text:p>
      <text:p text:style-name="P1"><text:soft-page-break/>17 ظ</text:p>
      <text:p text:style-name="P1">18 ي</text:p>
      <text:p text:style-name="P1">19 و</text:p>
      <text:p text:style-name="P1">20 ص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23:05:53.306359001</meta:creation-date>
    <dc:date>2022-11-19T23:06:46.358412797</dc:date>
    <meta:editing-duration>PT53S</meta:editing-duration>
    <meta:editing-cycles>1</meta:editing-cycles>
    <meta:document-statistic meta:table-count="0" meta:image-count="0" meta:object-count="0" meta:page-count="18" meta:paragraph-count="76" meta:word-count="193" meta:character-count="447" meta:non-whitespace-character-count="322"/>
    <meta:generator>LibreOffice/6.4.7.2$Linux_X86_64 LibreOffice_project/40$Build-2</meta:generator>
  </office:meta>
</office:document-meta>
</file>